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swiss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fixed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2.629cm"/>
      <style:paragraph-properties style:writing-mode="lr-tb"/>
    </style:style>
    <style:style style:name="pr2" style:family="presentation" style:parent-style-name="Výchozí-subtitle">
      <style:graphic-properties draw:fill-color="#ffffff" fo:min-height="12cm"/>
      <style:paragraph-properties style:writing-mode="lr-tb"/>
    </style:style>
    <style:style style:name="pr3" style:family="presentation" style:parent-style-name="Výchozí-notes">
      <style:graphic-properties draw:fill-color="#ffffff" fo:min-height="13.364cm"/>
      <style:paragraph-properties style:writing-mode="lr-tb"/>
    </style:style>
    <style:style style:name="pr4" style:family="presentation" style:parent-style-name="Výchozí-outline1">
      <style:graphic-properties fo:min-height="8.884cm"/>
      <style:paragraph-properties style:writing-mode="lr-tb"/>
    </style:style>
    <style:style style:name="pr5" style:family="presentation" style:parent-style-name="Výchozí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Courier New"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top="0.4cm" fo:margin-bottom="0cm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style:paragraph-properties fo:margin-top="0.5cm" fo:margin-bottom="0cm"/>
    </style:style>
    <style:style style:name="T1" style:family="text">
      <style:text-properties style:font-name="Liberation Sans3" fo:font-size="24pt" style:font-size-asian="24pt" style:font-size-complex="24pt"/>
    </style:style>
    <style:style style:name="T2" style:family="text">
      <style:text-properties style:font-name="Courier New" fo:font-size="18pt" style:font-size-asian="18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ourier New"/>
    </style:style>
    <style:style style:name="T7" style:family="text">
      <style:text-properties style:font-name="Liberation Sans3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SESKUPOVÁNÍ A SOUHRNY</text:p>
          </draw:text-box>
        </draw:frame>
        <draw:frame presentation:style-name="pr2" draw:text-style-name="P3" draw:layer="layout" svg:width="25.099cm" svg:height="12cm" svg:x="1.5cm" svg:y="3.003cm" presentation:class="subtitle" presentation:user-transformed="true">
          <draw:text-box>
            <text:list text:style-name="L1">
              <text:list-item>
                <text:p text:style-name="P2"><text:span text:style-name="T1">Pomocná tabulka prodeje:</text:span></text:p>
              </text:list-item>
            </text:list>
            <text:p text:style-name="P2"><text:span text:style-name="T2">CREATE TABLE IF NOT EXISTS prodeje (</text:span></text:p>
            <text:p text:style-name="P2"><text:span text:style-name="T2">id INT UNSIGNED AUTO_INCREMENT PRIMARY KEY,</text:span></text:p>
            <text:p text:style-name="P2"><text:span text:style-name="T2">skupina VARCHAR(255) NOT NULL,</text:span></text:p>
            <text:p text:style-name="P2"><text:span text:style-name="T2">pocet INT NOT NULL,</text:span></text:p>
            <text:p text:style-name="P2"><text:span text:style-name="T2">datum DATE NOT NULL</text:span></text:p>
            <text:p text:style-name="P2"><text:span text:style-name="T2">);</text:span></text:p>
            <text:p text:style-name="P2"><text:span text:style-name="T2"/></text:p>
            <text:p text:style-name="P2"><text:span text:style-name="T2">INSERT INTO prodeje (skupina, pocet, datum) VALUES ('Pračky', 7, '2018-01-05'),('Ledničky', 4, '2018-01,05'),('Ledničky', 2, '2018-01-21'),('Pračky', 3, '2018-01-25'), ('Pračky', 4, '2018-02-02'), ('Ledničky', 6, '2018-02-02'), ('Ledničky', 3, '2018-02-05'), ('Pračky', 3, '2018-02-08'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SESKUPOVÁNÍ A SOUHRNY</text:p>
          </draw:text-box>
        </draw:frame>
        <draw:frame presentation:style-name="pr4" draw:text-style-name="P7" draw:layer="layout" svg:width="25.199cm" svg:height="12.5cm" svg:x="1.4cm" svg:y="3cm" presentation:class="outline" presentation:user-transformed="true">
          <draw:text-box>
            <text:list text:style-name="L2">
              <text:list-item>
                <text:p text:style-name="P6"><text:span text:style-name="T3">Sečtení prodaných kusů pro dané skupiny výrobků:</text:span></text:p>
                <text:p text:style-name="P6"><text:span text:style-name="T4">SELECT skupina,SUM(pocet) AS celkem</text:span></text:p>
                <text:p text:style-name="P6"><text:span text:style-name="T4">FROM prodeje</text:span></text:p>
                <text:p text:style-name="P6"><text:span text:style-name="T4">GROUP BY skupina</text:span></text:p>
              </text:list-item>
              <text:list-item>
                <text:p text:style-name="P6"><text:span text:style-name="T3">Seskupování po dvojici hodnot:</text:span></text:p>
                <text:p text:style-name="P6"><text:span text:style-name="T4">SELECT skupina,SUM(pocet) AS celkem</text:span></text:p>
                <text:p text:style-name="P6"><text:span text:style-name="T4">FROM prodeje</text:span></text:p>
                <text:p text:style-name="P6"><text:span text:style-name="T4">GROUP BY skupina, datum</text:span></text:p>
              </text:list-item>
              <text:list-item>
                <text:p text:style-name="P6"><text:span text:style-name="T5">Vynechání GROUP BY</text:span></text:p>
                <text:p text:style-name="P6"><text:span text:style-name="T4">SELECT SUM(pocet) AS celkem</text:span></text:p>
                <text:p text:style-name="P6"><text:span text:style-name="T4">FROM prodej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SESKUPOVÁNÍ A SOUHRNY</text:p>
          </draw:text-box>
        </draw:frame>
        <draw:frame presentation:style-name="pr4" draw:text-style-name="P1" draw:layer="layout" svg:width="25.199cm" svg:height="12.243cm" svg:x="1.1cm" svg:y="3.257cm" presentation:class="outline" presentation:user-transformed="true">
          <draw:text-box>
            <text:list text:style-name="L2">
              <text:list-item>
                <text:p>Sjednocení řádků bez součtu</text:p>
                <text:p><text:span text:style-name="T6">SELECT datum</text:span></text:p>
                <text:p><text:span text:style-name="T6">FROM prodeje</text:span></text:p>
                <text:p><text:span text:style-name="T6">GROUP BY datum</text:span></text:p>
              </text:list-item>
              <text:list-item>
                <text:p>je efektivnější náhrada DISTINCT:</text:p>
                <text:p><text:span text:style-name="T6">SELECT DISTINCT datum</text:span></text:p>
                <text:p><text:span text:style-name="T6">FROM prodeje</text:span></text:p>
              </text:list-item>
              <text:list-item>
                <text:p><text:span text:style-name="T7">Seskupování řádků s hodnotami NULL:</text:span></text:p>
                <text:list>
                  <text:list-item>
                    <text:p><text:span text:style-name="T7">konstanta NULL se zde chápe jako jakákoliv jiná hodno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VÝBĚR SLOUPCŮ V DOTAZU SE SESKUPOVÁNÍM</text:p>
          </draw:text-box>
        </draw:frame>
        <draw:frame presentation:style-name="pr4" draw:text-style-name="P1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V klauzuli GROUP BY by měly být všechny vypisované sloupce, které nepoužívají agregační funkci. Toto je špatně (není jasní, zda jde o pračky, či ledničky):</text:p>
                <text:p><text:span text:style-name="T6">SELECT datum, SUM(pocet) AS celkem</text:span></text:p>
                <text:p><text:span text:style-name="T6">FROM prodeje</text:span></text:p>
                <text:p><text:span text:style-name="T6">GROUP BY datum, skupina</text:span></text:p>
              </text:list-item>
              <text:list-item>
                <text:p>Obrácený přístup v MSSQL vede na chybu, v MySQL zobrazí nesmysl:</text:p>
                <text:p><text:span text:style-name="T6">SELECT skupina, datum, SUM(pocet) AS celkem</text:span></text:p>
                <text:p><text:span text:style-name="T6">FROM prodeje</text:span></text:p>
                <text:p><text:span text:style-name="T6">GROUP BY datu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GREGAČNÍ FUNKCE</text:p>
          </draw:text-box>
        </draw:frame>
        <draw:frame presentation:style-name="pr4" draw:text-style-name="P1" draw:layer="layout" svg:width="25.199cm" svg:height="12.5cm" svg:x="1.4cm" svg:y="3cm" presentation:class="outline" presentation:user-transformed="true">
          <draw:text-box>
            <text:list text:style-name="L2">
              <text:list-item>
                <text:p>Součet – SUM()</text:p>
              </text:list-item>
              <text:list-item>
                <text:p>Průměr – AVG()</text:p>
              </text:list-item>
              <text:list-item>
                <text:p>Minimum – MIN()</text:p>
              </text:list-item>
              <text:list-item>
                <text:p>Maximum – MAX()</text:p>
              </text:list-item>
              <text:list-item>
                <text:p>Počet řádků – COUNT():</text:p>
                <text:p><text:span text:style-name="T6">SELECT COUNT(*) AS celkem_radku FROM prodeje</text:span></text:p>
              </text:list-item>
              <text:list-item>
                <text:p><text:span text:style-name="T7">Hodnota NULL se u COUNT() nepočítá:</text:span></text:p>
                <text:p><text:span text:style-name="T6">SELECT COUNT(obec), COUNT(krajske_mesto) </text:span></text:p>
                <text:p><text:span text:style-name="T6">FROM ob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5">AGREGAČNÍ FUNKC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Nejmenší a největší hodnoty z tabulky prodeje:</text:p>
                <text:p><text:span text:style-name="T6">SELECT MIN(pocet) AS cislo_min, MAX(pocet) AS cislo_max, MIN(datum) AS datum_min, MAX(datum) AS datum_max, MIN(skupina) as text_min, MAX(skupina) AS text_max</text:span></text:p>
                <text:p><text:span text:style-name="T6">FROM prodej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GREGAČNÍ FUNKC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ozdíl mezi count(*) a COUNT(sloupec):</text:p>
                <text:list>
                  <text:list-header>
                    <text:p><text:span text:style-name="T6">SELECT count(*), count(id) FROM `obce` GROUP BY krajske_mesto</text:span></text:p>
                  </text:list-header>
                  <text:list-item>
                    <text:p>Pokud je v sloupci hodnota NULL, COUNT(sloupec) jí nezapočítává, COUNT(*) ano.</text:p>
                  </text:list-item>
                </text:list>
              </text:list-item>
              <text:list-item>
                <text:p>Klauzule DISTINCT v agregační funkci:</text:p>
                <text:list>
                  <text:list-item>
                    <text:p><text:span text:style-name="T6">SELECT count(*), count(krajske_mesto), count(DISTINCT krajske_mesto) FROM ob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ŘÍKLADY</text:p>
          </draw:text-box>
        </draw:frame>
        <draw:frame presentation:style-name="pr4" draw:text-style-name="P1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Z tabuky odpracovaných hodin zobrazte součet hodin pro jednotlivé zaměstnance:</text:p>
                <text:list>
                  <text:list-header>
                    <text:p><text:span text:style-name="T6">SELECT os_cislo, SUM(pocet_hodin) AS celkem FROM hodiny GROUP BY os_cislo</text:span></text:p>
                  </text:list-header>
                </text:list>
              </text:list-item>
              <text:list-item>
                <text:p>Z tabulky odpracovaných hodin zobrazte pro jednotlivé zaměstnance počet odpracovaných dní a průměrný počet hodin:</text:p>
                <text:list>
                  <text:list-header>
                    <text:p><text:span text:style-name="T6">SELECT os_cislo, COUNT(pocet_hodin) AS pocet, AVG(pocet_hodin*1.0) AS prumer FROM hodiny GROUP BY os_cisl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ŘÍKLADY</text:p>
          </draw:text-box>
        </draw:frame>
        <draw:frame presentation:style-name="pr4" draw:text-style-name="P1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Zobraz počet zaměstnanců, kteří jsou zapsáni v tabulce odpracovaných hodin:</text:p>
                <text:list>
                  <text:list-header>
                    <text:p><text:span text:style-name="T6">SELECT COUNT(DISTINCT os_cislo) AS pocet FROM hodiny</text:span></text:p>
                  </text:list-header>
                </text:list>
              </text:list-item>
              <text:list-item>
                <text:p>Z tabulky odpracovaných hodin zobraz nejmenší a největší počet hodin pro jednotlivé zaměstnance:</text:p>
                <text:list>
                  <text:list-header>
                    <text:p><text:span text:style-name="T6">SELECT os_cislo, MIN(pocet_hodin) AS min, MAX(pocet_hodin) AS max FROM hodiny GROUP BY os_cisl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ZOBRAZENÍ CELKOVÉHO SOUHRNU</text:p>
          </draw:text-box>
        </draw:frame>
        <draw:frame presentation:style-name="pr4" draw:text-style-name="P1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Seskupení podle jednoho sloupce:</text:p>
                <text:list>
                  <text:list-header>
                    <text:p><text:span text:style-name="T6">SELECT vyrobky.nazev, SUM(polozky.mnozstvi) FROM polozky INNER JOIN vyrobky ON vyrobky.cislo=polozky.cislo_vyrobku GROUP BY vyrobky.nazev WITH ROLLUP</text:span></text:p>
                  </text:list-header>
                </text:list>
              </text:list-item>
              <text:list-item>
                <text:p>Vylepšení o zobrazení slova celkem namísto NULL:</text:p>
                <text:list>
                  <text:list-header>
                    <text:p><text:span text:style-name="T6">SELECT IFNULL(vyrobky.nazev, 'celkem'), SUM(polozky.mnozstvi) FROM polozky INNER JOIN vyrobky ON vyrobky.cislo=polozky.cislo_vyrobku GROUP BY vyrobky.nazev WITH ROLLUP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ŘAZENÍ</text:p>
          </draw:text-box>
        </draw:frame>
        <draw:frame presentation:style-name="pr4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Při seskupování dle více sloupců se řazení provede zleva doprava:</text:p>
                <text:p><text:span text:style-name="T6">SELECT skupina, datum FROM prodeje GROUP BY skupina, datum</text:span></text:p>
              </text:list-item>
              <text:list-item>
                <text:p>Daný sloupec lze upřednostnit pomocí ORDER BY na konci dotazu:</text:p>
                <text:p><text:span text:style-name="T6">SELECT skupina, datum FROM prodeje GROUP BY skupina, datum ORDER BY datu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ŘEDBĚŽNÁ FILTRACE</text:p>
          </draw:text-box>
        </draw:frame>
        <draw:frame presentation:style-name="pr4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Klauzule WHERE v dotaze se souhrnem znamená, že se filtrace provede ještě dříve, než se začnou řádky seskupovat. </text:p>
              </text:list-item>
              <text:list-item>
                <text:p>Součet prodaných kusů a omezení výběru na leden 2018:</text:p>
                <text:p><text:span text:style-name="T6">SELECT skupina, SUM(pocet) AS celkem FROM prodeje WHERE datum BETWEEN '2018-01-01' AND '2018-01-31' GROUP BY skupina</text:span></text:p>
              </text:list-item>
              <text:list-item>
                <text:p><text:span text:style-name="T7">Součet řádků s hodnotou NULL:</text:span></text:p>
                <text:p><text:span text:style-name="T6">SELECT COUNT(*) FROM obce WHERE krajske_mesto IS NULL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ÁSLEDNÁ FILTRACE</text:p>
          </draw:text-box>
        </draw:frame>
        <draw:frame presentation:style-name="pr4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Klauzuli HAVING používáme pro možnost výběru řádků až po seskupení.</text:p>
              </text:list-item>
              <text:list-item>
                <text:p>Z tabulky prodejů provedeme sumaci po datumech, ale ve výsledku zobrazíme jen dny, kde se prodalo 10 a více ks:</text:p>
                <text:p><text:span text:style-name="T6">SELECT datum, SUM(pocet) AS celkem FROM prodeje GROUP BY datum HAVING SUM(pocet) &gt;=10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ERE VS HAVING</text:p>
          </draw:text-box>
        </draw:frame>
        <draw:frame presentation:style-name="pr4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header>
                <text:p>Pomocná tabulka drubez:</text:p>
                <text:p><text:span text:style-name="T6">CREATE TABLE IF NOT EXISTS drubez (</text:span></text:p>
                <text:p><text:span text:style-name="T6">id INT UNSIGNED AUTO_INCREMENT PRIMARY KEY,</text:span></text:p>
                <text:p><text:span text:style-name="T6">druh VARCHAR(255) NOT NULL,</text:span></text:p>
                <text:p><text:span text:style-name="T6">pocet INT NOT NULL</text:span></text:p>
                <text:p><text:span text:style-name="T6">);</text:span></text:p>
              </text:list-header>
              <text:list-item>
                <text:p><text:span text:style-name="T8">INSERT INTO </text:span><text:span text:style-name="T6">drubez (druh, pocet) VALUES ('slepice', 15), ('slepice', 12), ('kachny', 14), ('kachny', 8), ('husy', 7), ('husy', 6), ('krůty', 4), ('krůty', 3)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ERE VS HAVING</text:p>
          </draw:text-box>
        </draw:frame>
        <draw:frame presentation:style-name="pr4" draw:text-style-name="P1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Předběžná filtrace (WHERE):</text:p>
                <text:p><text:span text:style-name="T6">SELECT druh, SUM(pocet) <text:s/>AS celkem FROM drubez WHERE pocet &gt; 10 GROUP BY druh;</text:span></text:p>
              </text:list-item>
              <text:list-item>
                <text:p>Následná filtrace (HAVING):</text:p>
                <text:p><text:span text:style-name="T6">SELECT druh, SUM(POCET) AS celkem FROM drubez GROUP BY druh HAVING SUM(pocet) &gt; 10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OMBINACE FILTRŮ</text:p>
          </draw:text-box>
        </draw:frame>
        <draw:frame presentation:style-name="pr4" draw:text-style-name="P1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Pořadí:</text:p>
              </text:list-item>
            </text:list>
            <text:list text:style-name="L3">
              <text:list-item>
                <text:list>
                  <text:list-item>
                    <text:p>Předběžná filtrace (WHERE),</text:p>
                  </text:list-item>
                  <text:list-item>
                    <text:p>seskupení (GROUP BY),</text:p>
                  </text:list-item>
                  <text:list-item>
                    <text:p>následná filtrace (HAVING).</text:p>
                  </text:list-item>
                </text:list>
              </text:list-item>
            </text:list>
            <text:list text:style-name="L2">
              <text:list-item>
                <text:p>Dotaz sečte prodané kusy pro obě skupiny výrobků, omezí výběr na leden 2018 a ve výsledku zobrazí jen řádky, u kterých je celkový součet 10 a více:</text:p>
                <text:p><text:span text:style-name="T6">SELECT skupina, SUM(POCET) AS celkem FROM prodeje WHERE datum BETWEEN '2018-01-01' AND '2018-01-31' GROUP BY skupina HAVING SUM(pocet) &gt;= 10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ÝPOČTY</text:p>
          </draw:text-box>
        </draw:frame>
        <draw:frame presentation:style-name="pr4" draw:text-style-name="P1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Pomocná tabulka výroba:</text:p>
                <text:p><text:span text:style-name="T6">CREATE TABLE IF NOT EXISTS vyroba (</text:span></text:p>
                <text:p><text:span text:style-name="T6">id INT UNSIGNED AUTO_INCREMENT PRIMARY KEY,</text:span></text:p>
                <text:p><text:span text:style-name="T6">kod CHAR(5),</text:span></text:p>
                <text:p><text:span text:style-name="T6">datum DATE NOT NULL,</text:span></text:p>
                <text:p><text:span text:style-name="T6">kusu INT UNSIGNED NOT NULL,</text:span></text:p>
                <text:p><text:span text:style-name="T6">cena DECIMAL(12,2) NOT NULL,</text:span></text:p>
                <text:p><text:span text:style-name="T6">cas INT UNSIGNED NOT NULL</text:span></text:p>
                <text:p><text:span text:style-name="T6">);</text:span></text:p>
                <text:p><text:span text:style-name="T6">INSERT INTO vyroba (kod,datum, kusu, cena, cas) VALUES ('AS787','2018-02-15', 15400, 2.3, 530), ('AS745','2018-02-15', 14821, 3.7, 524), ('AY722','2018-03-02', 14008, 3.7, 512), ('AY400','2018-03-02', 15125, 2.3, 529), ('AU333','2018-03-05', 14872, 2.3, 501), ('AG191','2018-03-05', 15002, 3.7, 517)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ÝPOČET PŘED AGREGACÍ</text:p>
          </draw:text-box>
        </draw:frame>
        <draw:frame presentation:style-name="pr4" draw:text-style-name="P1" draw:layer="layout" svg:width="25.199cm" svg:height="11.815cm" svg:x="1.4cm" svg:y="3.685cm" presentation:class="outline" presentation:user-transformed="true">
          <draw:text-box>
            <text:list text:style-name="L2">
              <text:list-item>
                <text:p>Chceme znát cenu vyrobených součástek za každý den.</text:p>
              </text:list-item>
              <text:list-item>
                <text:p><text:s/>Během jednoho dne se však na lince vyrábí různé typy souč. s rozdílnou cenou.</text:p>
              </text:list-item>
              <text:list-item>
                <text:p><text:s/>Nejprve spočítáme cenu, poté sečteme:</text:p>
                <text:p><text:span text:style-name="T6">SELECT datum, SUM(kusu*cena) AS celkem FROM vyroba GROUP BY datum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VÝPOČET PO AGREGACI</text:p>
          </draw:text-box>
        </draw:frame>
        <draw:frame presentation:style-name="pr4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Potřebujeme zjistit průmernou dobu potřebnou k výrobě jedné součástky.</text:p>
              </text:list-item>
              <text:list-item>
                <text:p>Pro jednotlivé dny zjistíme celkový počet vyrobených součástek a celkovou provozní dobu. </text:p>
              </text:list-item>
              <text:list-item>
                <text:p>Obě hodnoty nakonec vydělíme a vynásobíme 60 pro obdržení počtu sekund potřebných pro výrobu jedné součástky:</text:p>
                <text:p><text:span text:style-name="T6">SELECT datum, SUM(cas)/SUM(kusu) * 60 AS podil FROM vyroba GROUP BY datum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draw:frame presentation:style-name="pr1" draw:layer="layout" svg:width="25.199cm" svg:height="2.629cm" svg:x="1.4cm" svg:y="0.628cm" presentation:class="title">
          <draw:text-box>
            <text:p>VZOREC V GROUP BY</text:p>
          </draw:text-box>
        </draw:frame>
        <draw:frame presentation:style-name="pr4" draw:layer="layout" svg:width="25.199cm" svg:height="12.243cm" svg:x="1.4cm" svg:y="3.257cm" presentation:class="outline" presentation:user-transformed="true">
          <draw:text-box>
            <text:list text:style-name="L2">
              <text:list-item>
                <text:p>Sečtení vyrobených kusů po měsících:</text:p>
                <text:p><text:span text:style-name="T6">SELECT MONTH(datum) <text:s/>AS mesic, SUM(kusu) AS celkem FROM vyroba GROUP BY MONTH(datum);</text:span></text:p>
              </text:list-item>
              <text:list-item>
                <text:p>Sečtení počtu vyrobených součástek podle skupin (skupina = první dva znaky v kódu souč.):</text:p>
                <text:p><text:span text:style-name="T6">SELECT LEFT(kod, 2) AS skupina, SUM(kusu) AS celkem FROM vyroba GROUP BY LEFT(kod, 2);</text:span></text:p>
              </text:list-item>
              <text:list-item>
                <text:p>Zjištění počtu obratů do 1000Kč a nad:</text:p>
                <text:p><text:span text:style-name="T6">SELECT CASE WHEN obrat&lt;1000 THEN '&lt;1000' ELSE '&gt;1000' END AS vyse_obratu, COUNT(obrat) AS pocet FROM obraty GROUP BY <text:s/>CASE WHEN obrat&lt;1000 THEN '&lt;1000' ELSE '&gt;1000' END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>
        <draw:frame presentation:style-name="pr1" draw:layer="layout" svg:width="25.199cm" svg:height="2.629cm" svg:x="1.4cm" svg:y="0.628cm" presentation:class="title">
          <draw:text-box>
            <text:p>SOUHRNY Z VÍCE TABULEK</text:p>
          </draw:text-box>
        </draw:frame>
        <draw:frame presentation:style-name="pr4" draw:layer="layout" svg:width="25.199cm" svg:height="12.5cm" svg:x="1.4cm" svg:y="3cm" presentation:class="outline" presentation:user-transformed="true">
          <draw:text-box>
            <text:list text:style-name="L2">
              <text:list-item>
                <text:p>Výpočet celkových dodaných množství pro jednotlivé výroby:</text:p>
                <text:p><text:span text:style-name="T6">SELECT vyrobky.nazev, SUM(dodavky.mnozstvi) AS soucet FROM vyrobky INNER JOIN dodavky ON dodavky.cislo_vyrobku=vyrobky.cislo GROUP BY vyrobky.nazev;</text:span></text:p>
              </text:list-item>
              <text:list-item>
                <text:p>Dotaz, zjišťující, kolikrát byly dané výrobky prodány:</text:p>
                <text:p><text:span text:style-name="T6">SELECT vyrobky.nazev, COUNT(dodavky.mnozstvi) AS pocet1, COUNT(*) AS pocet2 <text:s/>FROM vyrobky INNER JOIN dodavky ON dodavky.cislo_vyrobku=vyrobky.cislo GROUP BY vyrobky.nazev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SOUHRNY Z VÍCE TABULEK</text:p>
          </draw:text-box>
        </draw:frame>
        <draw:frame presentation:style-name="pr4" draw:layer="layout" svg:width="25.199cm" svg:height="12.243cm" svg:x="1.4cm" svg:y="3.257cm" presentation:class="outline" presentation:user-transformed="true">
          <draw:text-box>
            <text:list text:style-name="L2">
              <text:list-item>
                <text:p>Zjištění data poslední dodávky:</text:p>
                <text:p><text:span text:style-name="T6">SELECT vyrobky.nazev, MAX(dodavky.datum) AS posledni FROM vyrobky INNER JOIN dodavky ON dodavky.cislo_vyrobku = vyrobky.cislo GROUP BY vyrobky.nazev;</text:span></text:p>
              </text:list-item>
              <text:list-item>
                <text:p>Zobrazení úhrnných tržeb:</text:p>
                <text:p><text:span text:style-name="T6">SELECT vyrobky.nazev, SUM(vyrobky.cena*dodavky.mnozstvi) AS trzba FROM vyrobky INNER JOIN dodavky ON dodavky.cislo_vyrobku = vyrobky.cislo GROUP BY vyrobky.nazev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SOUHRNY Z VÍCE TABULEK</text:p>
          </draw:text-box>
        </draw:frame>
        <draw:frame presentation:style-name="pr4" draw:layer="layout" svg:width="25.199cm" svg:height="12.5cm" svg:x="1.4cm" svg:y="3cm" presentation:class="outline" presentation:user-transformed="true">
          <draw:text-box>
            <text:list text:style-name="L2">
              <text:list-item>
                <text:p>Úhrnná dodaná množství za rok 2017:</text:p>
                <text:p><text:span text:style-name="T6">SELECT vyrobky.nazev, SUM(dodavky.mnozstvi) AS celkem FROM vyrobky INNER JOIN dodavky ON dodavky.cislo_vyrobku = vyrobky.cislo WHERE dodavky.datum BETWEEN '2017-01-01' AND '2017-12-31' GROUP BY vyrobky.nazev HAVING SUM(dodavky.mnozstvi)&gt;200;</text:span></text:p>
              </text:list-item>
              <text:list-item>
                <text:p>Pět výrobků s nejvyššími tržbami:</text:p>
                <text:p><text:span text:style-name="T6">SELECT vyrobky.nazev, ROUND(SUM(vyrobky.cena * dodavky.mnozstvi),0) AS trzba FROM vyrobky INNER JOIN dodavky ON dodavky.cislo_vyrobku = vyrobky.cislo <text:s/>GROUP BY vyrobky.nazev ORDER BY trzba DESC LIMIT 5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SOUHRNY Z VÍCE TABULE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Zobraz tržby včetně DPH pro jednotlivé zákazníky:</text:p>
                <text:p><text:span text:style-name="T6">SELECT zakaznici.jmeno, SUM(vyrobky.cena + vyrobky.cena * vyrobky.sazba_dph/100 * polozky.mnozstvi) AS trzba FROM zakaznici </text:span></text:p>
                <text:p><text:span text:style-name="T6">INNER JOIN faktury ON faktury.odberatel = zakaznici.id</text:span></text:p>
                <text:p><text:span text:style-name="T6">INNER JOIN polozky ON polozky.faktura = faktury.cislo</text:span></text:p>
                <text:p><text:span text:style-name="T6">INNER JOIN vyrobky on vyrobky.cislo = polozky.cislo_vyrobku</text:span></text:p>
                <text:p><text:span text:style-name="T6">GROUP BY zakaznici.jmen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2T1">
        <draw:frame presentation:style-name="pr1" draw:layer="layout" svg:width="25.199cm" svg:height="2.629cm" svg:x="1.4cm" svg:y="0.628cm" presentation:class="title">
          <draw:text-box>
            <text:p>VNĚJŠÍ SPOJENÍ TABULEK</text:p>
          </draw:text-box>
        </draw:frame>
        <draw:frame presentation:style-name="pr4" draw:layer="layout" svg:width="25.199cm" svg:height="12.5cm" svg:x="1.4cm" svg:y="3cm" presentation:class="outline" presentation:user-transformed="true">
          <draw:text-box>
            <text:list text:style-name="L2">
              <text:list-item>
                <text:p>Může se objevit hodnota NULL, která řešení dotazu zpravidla zkomplikuje.</text:p>
                <text:p><text:span text:style-name="T6">CREATE TABLE IF NOT EXISTS ucitele (</text:span></text:p>
                <text:p><text:span text:style-name="T6">id INT UNSIGNED AUTO_INCREMENT PRIMARY KEY,</text:span></text:p>
                <text:p><text:span text:style-name="T6">jmeno VARCHAR(255) NOT NULL</text:span></text:p>
                <text:p><text:span text:style-name="T6">);</text:span></text:p>
                <text:p><text:span text:style-name="T6">INSERT INTO ucitele (jmeno) VALUES ('Jaroslav'), ('Miroslav'), ('Ladislav');</text:span></text:p>
                <text:p><text:span text:style-name="T6">CREATE TABLE IF NOT EXISTS predmety (</text:span></text:p>
                <text:p><text:span text:style-name="T6">id INT UNSIGNED AUTO_INCREMENT PRIMARY KEY,</text:span></text:p>
                <text:p><text:span text:style-name="T6">predmet VARCHAR(255) NOT NULL,</text:span></text:p>
                <text:p><text:span text:style-name="T6">ucitel INT NOT NULL,</text:span></text:p>
                <text:p><text:span text:style-name="T6">hodin INT NOT NULL</text:span></text:p>
                <text:p><text:span text:style-name="T6">);</text:span></text:p>
                <text:p><text:span text:style-name="T6">INSERT INTO predmety (ucitel, predmet, hodin) VALUES (1,'Základy jazyka SQL', 60), (1,'Administrace databází', 75), (2,'Testování software', 60)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VNĚJŠÍ SPOJENÍ TABULEK</text:p>
          </draw:text-box>
        </draw:frame>
        <draw:frame presentation:style-name="pr4" draw:layer="layout" svg:width="25.199cm" svg:height="12.5cm" svg:x="1.4cm" svg:y="3cm" presentation:class="outline" presentation:user-transformed="true">
          <draw:text-box>
            <text:list text:style-name="L2">
              <text:list-item>
                <text:p>Dotaz, počítající pro všechny učitele celkové úvazky:</text:p>
              </text:list-item>
              <text:list-item>
                <text:p>SELECT ucitele.jmeno, SUM(predmety.hodin) AS celkem FROM ucitele LEFT OUTER JOIN predmety ON ucitele.id = predmety.ucitel GROUP BY ucitele.jmeno;</text:p>
              </text:list-item>
              <text:list-item>
                <text:p>Vylepšete, aby dotazmísto NULL ukazoval u Ladislava 0.</text:p>
              </text:list-item>
              <text:list-item>
                <text:p>Zobrazte pomocí COUNT(), kolik předmětů jaký učitel vyučuj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SPOJENÍ DOTAZŮ SE SOUHRNEM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Představme si tabulku prodejů, obsahující číslo měsíce, jméno prodejce, výši tržby a další údaje.</text:p>
              </text:list-item>
              <text:list-item>
                <text:p>Spočítejme měsíční průměry prodejců zvlášť pro muže a zvlášť pro ženy, kdy tabulka neobsahuje informaci o pohlaví prodejce.</text:p>
                <text:p><text:span text:style-name="T6">SELECT mesic, AVG(trzba) AS prumer , 'muzi' AS typ FROM data WHERE <text:s/>zastupce in ('Jaroslav', 'Petr', 'Marek') GROUp BY mesic</text:span></text:p>
                <text:p><text:span text:style-name="T6">UNION</text:span></text:p>
                <text:p text:style-name="P9"><text:span text:style-name="T6">SELECT mesic, AVG(trzba) AS prumer , 'zeny' AS typ FROM data WHERE <text:s/>zastupce in ('Jitka', 'Pavla', 'Marie') GROUp BY mesic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2T1">
        <draw:frame presentation:style-name="pr4" draw:layer="layout" svg:width="25.199cm" svg:height="14.5cm" svg:x="1.4cm" svg:y="0.5cm" presentation:class="outline" presentation:user-transformed="true">
          <draw:text-box>
            <text:list text:style-name="L4">
              <text:list-item>
                <text:p>Z tabulky obratů zjistěte počet řádků, součet a průměr obratů a nejvyšší a nejmenší obrat.</text:p>
              </text:list-item>
              <text:list-item>
                <text:p>Z tabulky faktur zjistěte počet zaplacených faktur (vyplněno datum zaplacení).</text:p>
              </text:list-item>
              <text:list-item>
                <text:p>Z tabulky obratů vypočtěte součet obratů a počet řádků pro jednotlivá čísla protiúčtů (sloupec „ucet“)</text:p>
              </text:list-item>
              <text:list-item>
                <text:p>Z tabulky obratů zjistěte počet jednotlivých protiúčtů.</text:p>
              </text:list-item>
              <text:list-item>
                <text:p>Z tabulky obratů vypočítejte průměrný obrat pro jednotlivá čísla protiúčtů a celkový průmě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2T1">
        <draw:frame presentation:style-name="pr4" draw:layer="layout" svg:width="27cm" svg:height="15cm" svg:x="0.5cm" svg:y="0.5cm" presentation:class="outline" presentation:user-transformed="true">
          <draw:text-box>
            <text:list text:style-name="L2">
              <text:list-item>
                <text:p>Z tabulky položek vypočítejte součty částek pro jednotlivé faktury a čísla výrobků, celkové součty částek pro každou fakturu a součet všech částek v celé tabulce.</text:p>
              </text:list-item>
              <text:list-item>
                <text:p>Z tabulky faktur vypočítejte součet částek podle čísla zákazníka. Výpočet bude omezen jen na zaplacené faktur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swiss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fixed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false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2.629cm" svg:x="1.4cm" svg:y="0.628cm" presentation:class="title" presentation:placeholder="true">
        <draw:text-box/>
      </draw:frame>
      <draw:frame presentation:style-name="Výchoz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9.798cm" svg:height="11.136cm" svg:x="0.6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0T12:47:37.336000000</meta:creation-date>
    <dc:date>2022-01-19T13:55:49.160000000</dc:date>
    <meta:editing-duration>P7DT2H40M41S</meta:editing-duration>
    <meta:editing-cycles>82</meta:editing-cycles>
    <meta:generator>LibreOffice/7.2.0.4$Windows_X86_64 LibreOffice_project/9a9c6381e3f7a62afc1329bd359cc48accb6435b</meta:generator>
    <meta:document-statistic meta:object-count="135"/>
  </office:meta>
</office:document-meta>
</file>